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Heading_20_3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3" style:family="paragraph" style:parent-style-name="Heading_20_1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4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379c4" officeooo:paragraph-rsid="001379c4" loext:padding="0cm" loext:border="none"/>
    </style:style>
    <style:style style:name="P5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551cb" officeooo:paragraph-rsid="001551cb" loext:padding="0cm" loext:border="none"/>
    </style:style>
    <style:style style:name="P6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89b45" officeooo:paragraph-rsid="00189b45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8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1" style:family="paragraph" style:parent-style-name="Standard">
      <style:text-properties officeooo:rsid="001379c4" officeooo:paragraph-rsid="001379c4"/>
    </style:style>
    <style:style style:name="P12" style:family="paragraph" style:parent-style-name="Standard">
      <style:text-properties officeooo:paragraph-rsid="001379c4"/>
    </style:style>
    <style:style style:name="P13" style:family="paragraph" style:parent-style-name="Standard">
      <style:text-properties officeooo:rsid="001551cb" officeooo:paragraph-rsid="001551cb"/>
    </style:style>
    <style:style style:name="P14" style:family="paragraph" style:parent-style-name="Standard">
      <style:text-properties officeooo:rsid="00189b45" officeooo:paragraph-rsid="00189b45"/>
    </style:style>
    <style:style style:name="P15" style:family="paragraph" style:parent-style-name="Standard">
      <style:text-properties officeooo:rsid="001aad82" officeooo:paragraph-rsid="001aad82"/>
    </style:style>
    <style:style style:name="P16" style:family="paragraph" style:parent-style-name="Preformatted_20_Text">
      <loext:graphic-properties draw:fill="solid" draw:fill-color="#1f1f1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1f1f1f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17" style:family="paragraph" style:parent-style-name="Standard">
      <style:text-properties officeooo:rsid="001bd2ed" officeooo:paragraph-rsid="001bd2ed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2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3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5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6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7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28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30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31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32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89b45" officeooo:paragraph-rsid="00189b45" loext:padding="0cm" loext:border="none"/>
    </style:style>
    <style:style style:name="P33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fo:letter-spacing="normal" loext:padding="0cm" loext:border="none"/>
    </style:style>
    <style:style style:name="P34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6183bb" loext:opacity="100%" style:font-name="Menlo" fo:font-size="10.5pt" fo:letter-spacing="normal" fo:font-style="normal" fo:font-weight="normal" loext:padding="0cm" loext:border="none"/>
    </style:style>
    <style:style style:name="P35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bd2ed" officeooo:paragraph-rsid="001bd2ed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4" style:family="text">
      <style:text-properties fo:font-variant="normal" fo:text-transform="none" fo:color="#787c99" loext:opacity="100%" fo:letter-spacing="normal" loext:padding="0cm" loext:border="none"/>
    </style:style>
    <style:style style:name="T5" style:family="text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cccccc" loext:opacity="100%" style:font-name="Droid Sans Mono" fo:font-size="9.75pt" fo:letter-spacing="normal" fo:font-style="normal" fo:font-weight="normal" fo:background-color="#1f1f1f" loext:char-shading-value="0" loext:padding="0.049cm" loext:border="0.06pt solid #000000"/>
    </style:style>
    <style:style style:name="T7" style:family="text">
      <style:text-properties fo:font-variant="normal" fo:text-transform="none" fo:color="#cccccc" loext:opacity="100%" fo:letter-spacing="normal" fo:background-color="#1f1f1f" loext:char-shading-value="0" loext:padding="0.049cm" loext:border="0.06pt solid #000000"/>
    </style:style>
    <style:style style:name="T8" style:family="text">
      <style:text-properties officeooo:rsid="001379c4"/>
    </style:style>
    <style:style style:name="T9" style:family="text">
      <style:text-properties loext:padding="0cm" loext:border="none"/>
    </style:style>
    <style:style style:name="T10" style:family="text">
      <style:text-properties style:font-name="system-ui" fo:font-size="10.5pt" fo:font-style="normal" fo:font-weight="normal"/>
    </style:style>
    <style:style style:name="T11" style:family="text">
      <style:text-properties fo:color="#6183bb" loext:opacity="100%" style:font-name="Menlo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238_1877210712"/>Historial-guardados-gitlocal-desde-31-03-2026<text:bookmark-end text:name="__DdeLink__238_1877210712"/></text:p>
      <text:p text:style-name="Standard"/>
      <text:h text:style-name="P2" text:outline-level="3">Commit creado</text:h>
      <text:list text:style-name="L1">
        <text:list-item>
          <text:p text:style-name="P18"><text:span text:style-name="Strong_20_Emphasis"><text:span text:style-name="T1">Hash</text:span></text:span><text:span text:style-name="T2">: </text:span><text:span text:style-name="Source_20_Text"><text:span text:style-name="T3">ea6d4d7</text:span></text:span></text:p>
        </text:list-item>
        <text:list-item>
          <text:p text:style-name="P18"><text:span text:style-name="Strong_20_Emphasis"><text:span text:style-name="T1">Mensaje</text:span></text:span><text:span text:style-name="T2">: </text:span><text:span text:style-name="Source_20_Text"><text:span text:style-name="T3">docs: plan mockups módulo licor (31-03-2026)</text:span></text:span></text:p>
        </text:list-item>
      </text:list>
      <text:h text:style-name="P1" text:outline-level="2">Estado</text:h>
      <text:list text:style-name="L2">
        <text:list-item>
          <text:p text:style-name="P19"><text:span text:style-name="Strong_20_Emphasis"><text:span text:style-name="T1">Completado</text:span></text:span><text:span text:style-name="T2">: guardado/commit en git local de la planificación y documentación.</text:span></text:p>
        </text:list-item>
        <text:list-item>
          <text:p text:style-name="P19"><text:span text:style-name="Strong_20_Emphasis"><text:span text:style-name="T1">Siguiente</text:span></text:span><text:span text:style-name="T2"> (cuando me confirmes): empezar a </text:span><text:span text:style-name="Strong_20_Emphasis"><text:span text:style-name="T1">crear los mockups</text:span></text:span><text:span text:style-name="T2"> (HTML/CSS/JS) en </text:span><text:span text:style-name="Source_20_Text"><text:span text:style-name="T3">/licor/</text:span></text:span><text:span text:style-name="T2"> y </text:span><text:span text:style-name="Source_20_Text"><text:span text:style-name="T3">/admin-licor/</text:span></text:span><text:span text:style-name="T2"> siguiendo el documento.</text:span></text:p>
        </text:list-item>
      </text:list>
      <text:p text:style-name="P7">-----------------------------------------------------------------------------</text:p>
      <text:p text:style-name="P9">02 abril 2026</text:p>
      <text:h text:style-name="P8" text:outline-level="2">Git local</text:h>
      <text:p text:style-name="P10"><text:span text:style-name="T2">Hice commit local con estos cambios (sin incluir los </text:span><text:span text:style-name="Source_20_Text"><text:span text:style-name="T3">.odt/.~lock</text:span></text:span><text:span text:style-name="T2">):</text:span></text:p>
      <text:list text:style-name="L3">
        <text:list-item>
          <text:p text:style-name="P20"><text:span text:style-name="Strong_20_Emphasis"><text:span text:style-name="T1">Commit:</text:span></text:span><text:span text:style-name="T2"> </text:span><text:span text:style-name="Source_20_Text"><text:span text:style-name="T3">3121a3a</text:span></text:span></text:p>
        </text:list-item>
        <text:list-item>
          <text:p text:style-name="P20"><text:span text:style-name="Strong_20_Emphasis"><text:span text:style-name="T1">Mensaje:</text:span></text:span><text:span text:style-name="T2"> </text:span><text:span text:style-name="Source_20_Text"><text:span text:style-name="T3">Mejoras licor: registro extendido, pagos checkout, tasa y CMS admin</text:span></text:span></text:p>
        </text:list-item>
      </text:list>
      <text:p text:style-name="P9">-----------------------------------------------------------------------------------------------------------------</text:p>
      <text:h text:style-name="P8" text:outline-level="2">Commit (guardado) que hice</text:h>
      <text:list text:style-name="L4">
        <text:list-item>
          <text:p text:style-name="P21"><text:span text:style-name="Strong_20_Emphasis"><text:span text:style-name="T1">Hash (full):</text:span></text:span><text:span text:style-name="T2"> </text:span><text:span text:style-name="Source_20_Text"><text:span text:style-name="T3">f7c6b882ecde99fe95d6a85d9ac14b33b9c0ff58</text:span></text:span></text:p>
        </text:list-item>
        <text:list-item>
          <text:p text:style-name="P21"><text:span text:style-name="Strong_20_Emphasis"><text:span text:style-name="T1">Descripción / mensaje:</text:span></text:span><text:span text:style-name="T2"> </text:span><text:span text:style-name="Source_20_Text"><text:span text:style-name="T3">docs: actualizar documentos de licor y locks</text:span></text:span></text:p>
        </text:list-item>
        <text:list-item>
          <text:p text:style-name="P21"><text:span text:style-name="Strong_20_Emphasis"><text:span text:style-name="T1">Fecha:</text:span></text:span><text:span text:style-name="T2"> </text:span><text:span text:style-name="Source_20_Text"><text:span text:style-name="T3">Thu Apr 2 03:29:57 2026 -0400</text:span></text:span></text:p>
        </text:list-item>
        <text:list-item>
          <text:p text:style-name="P21"><text:span text:style-name="Strong_20_Emphasis"><text:span text:style-name="T1">Autor:</text:span></text:span><text:span text:style-name="T2"> </text:span><text:span text:style-name="Source_20_Text"><text:span text:style-name="T3">marcosstic &lt;marcosguerreroc7@gmail.com&gt;</text:span></text:span></text:p>
        </text:list-item>
      </text:list>
      <text:p text:style-name="P9">--------------------------------------------------------------------------------------------</text:p>
      <text:p text:style-name="P11">03-04-2026 <text:s/>00:01</text:p>
      <text:p text:style-name="P11"/>
      <text:p text:style-name="P12"><text:span text:style-name="T8">antes de guardar en git local me dejo esta nota: </text:span><text:span text:style-name="T5">Nota pequeña (QA)</text:span></text:p>
      <text:p text:style-name="P10"><text:span text:style-name="T2">Quedó repetido el item </text:span><text:span text:style-name="Source_20_Text"><text:span text:style-name="T3">admin_buyers_sorting</text:span></text:span><text:span text:style-name="T2"> en el TODO interno (no afecta el código). Si quieres, lo limpio luego.</text:span></text:p>
      <text:p text:style-name="P7">Si quieres el siguiente refinamiento UX (opcional), te propongo:</text:p>
      <text:list text:style-name="L5">
        <text:list-item>
          <text:p text:style-name="P22"><text:span text:style-name="T2">mostrar labels más amigables en el badge (en vez de </text:span><text:span text:style-name="Source_20_Text"><text:span text:style-name="T3">pending/approved/...</text:span></text:span><text:span text:style-name="T2">), y</text:span></text:p>
        </text:list-item>
        <text:list-item>
          <text:p text:style-name="P22"><text:span text:style-name="T2">que el detalle se “recargue” si cambias el filtro </text:span><text:span text:style-name="Source_20_Text"><text:span text:style-name="T3">status</text:span></text:span><text:span text:style-name="T2"> o el orden (ahora se cachea con </text:span><text:span text:style-name="Source_20_Text"><text:span text:style-name="T3">data-loaded=1</text:span></text:span><text:span text:style-name="T2"> por panel).</text:span></text:p>
        </text:list-item>
      </text:list>
      <text:p text:style-name="P11">-------------------------------------------------------------------</text:p>
      <text:p text:style-name="P11"/>
      <text:p text:style-name="P11"/>
      <text:h text:style-name="P4" text:outline-level="2"><text:soft-page-break/>Guardado en git local</text:h>
      <text:p text:style-name="P10"><text:span text:style-name="Strong_20_Emphasis"><text:span text:style-name="T1">Commit:</text:span></text:span><text:span text:style-name="T2"> </text:span><text:span text:style-name="Source_20_Text"><text:span text:style-name="T3">26be516</text:span></text:span></text:p>
      <text:list text:style-name="L6">
        <text:list-item>
          <text:p text:style-name="P23"><text:span text:style-name="Strong_20_Emphasis"><text:span text:style-name="T1">5 archivos modificados</text:span></text:span><text:span text:style-name="T2">, 239 insertadas, 90 eliminadas</text:span></text:p>
        </text:list-item>
        <text:list-item>
          <text:p text:style-name="P27"><text:span text:style-name="Strong_20_Emphasis"><text:span text:style-name="T1">Nuevos:</text:span></text:span><text:span text:style-name="T2"> </text:span></text:p>
          <text:p text:style-name="P29"><text:span text:style-name="T11">src/js/supabase/client.js</text:span><text:span text:style-name="T9">, </text:span></text:p>
          <text:p text:style-name="P34">src/js/supabase/auth.js</text:p>
        </text:list-item>
        <text:list-item>
          <text:p text:style-name="P23"><text:span text:style-name="Strong_20_Emphasis"><text:span text:style-name="T1">Mensaje:</text:span></text:span><text:span text:style-name="T2"> Fase 1 Auth completa - Integración con Supabase Auth (buyer + admin)</text:span></text:p>
        </text:list-item>
      </text:list>
      <text:p text:style-name="Horizontal_20_Line"/>
      <text:h text:style-name="P3" text:outline-level="1">Fase 1 completada</text:h>
      <text:list text:style-name="L7">
        <text:list-item>
          <text:p text:style-name="P33">✅ <text:span text:style-name="T10">Supabase Auth integrado</text:span></text:p>
        </text:list-item>
        <text:list-item>
          <text:p text:style-name="P24"><text:span text:style-name="T4">✅ </text:span><text:span text:style-name="T2">Sin </text:span><text:span text:style-name="Source_20_Text"><text:span text:style-name="T3">localStorage</text:span></text:span><text:span text:style-name="T2"> para sesión</text:span></text:p>
        </text:list-item>
        <text:list-item>
          <text:p text:style-name="P33">✅ <text:span text:style-name="T10">Validación de rol admin</text:span></text:p>
        </text:list-item>
        <text:list-item>
          <text:p text:style-name="P33">✅ <text:span text:style-name="T10">Registro con metadata y trigger server-side</text:span></text:p>
        </text:list-item>
        <text:list-item>
          <text:p text:style-name="P33">✅ <text:span text:style-name="T10">Rate limit 429 resuelto (email confirmation desactivado temporalmente)</text:span></text:p>
        </text:list-item>
      </text:list>
      <text:p text:style-name="P13">03-04-2026 20:39pm</text:p>
      <text:p text:style-name="P13"/>
      <text:p text:style-name="P13">--------------------------------------------------------------------------------------------</text:p>
      <text:h text:style-name="P5" text:outline-level="2">Guardado en git local</text:h>
      <text:p text:style-name="P10"><text:span text:style-name="Strong_20_Emphasis"><text:span text:style-name="T1">Commit:</text:span></text:span><text:span text:style-name="T2"> </text:span><text:span text:style-name="Source_20_Text"><text:span text:style-name="T3">ddcf5d2</text:span></text:span></text:p>
      <text:list text:style-name="L8">
        <text:list-item>
          <text:p text:style-name="P25"><text:span text:style-name="Strong_20_Emphasis"><text:span text:style-name="T1">Fase 2 Catálogo</text:span></text:span><text:span text:style-name="T2">: schema extendido + migración aplicada</text:span></text:p>
        </text:list-item>
        <text:list-item>
          <text:p text:style-name="P25"><text:span text:style-name="T2">Agregadas: </text:span><text:span text:style-name="Source_20_Text"><text:span text:style-name="T3">sku</text:span></text:span><text:span text:style-name="T2">, </text:span><text:span text:style-name="Source_20_Text"><text:span text:style-name="T3">slug</text:span></text:span><text:span text:style-name="T2">, </text:span><text:span text:style-name="Source_20_Text"><text:span text:style-name="T3">image_path</text:span></text:span><text:span text:style-name="T2">, </text:span><text:span text:style-name="Source_20_Text"><text:span text:style-name="T3">sort_order</text:span></text:span></text:p>
        </text:list-item>
        <text:list-item>
          <text:p text:style-name="P31">Constraints, índices y validaciones listos</text:p>
        </text:list-item>
        <text:list-item>
          <text:p text:style-name="P31">RLS ya estaba correcto</text:p>
        </text:list-item>
        <text:list-item>
          <text:p text:style-name="P32">04-04-2026</text:p>
        </text:list-item>
      </text:list>
      <text:p text:style-name="P14">0:41am</text:p>
      <text:p text:style-name="P14">------------------------------------------------------------------------------------------</text:p>
      <text:p text:style-name="P14"/>
      <text:h text:style-name="P6" text:outline-level="2">Guardado en git local</text:h>
      <text:p text:style-name="P10"><text:span text:style-name="Strong_20_Emphasis"><text:span text:style-name="T1">Commit:</text:span></text:span><text:span text:style-name="T2"> </text:span><text:span text:style-name="Source_20_Text"><text:span text:style-name="T3">3100572</text:span></text:span></text:p>
      <text:list text:style-name="L9">
        <text:list-item>
          <text:p text:style-name="P26"><text:span text:style-name="Strong_20_Emphasis"><text:span text:style-name="T1">6 archivos modificados</text:span></text:span><text:span text:style-name="T2">, 204 insertadas, 29 eliminadas</text:span></text:p>
        </text:list-item>
        <text:list-item>
          <text:p text:style-name="P28"><text:span text:style-name="Strong_20_Emphasis"><text:span text:style-name="T1">Nuevo:</text:span></text:span><text:span text:style-name="T2"> </text:span></text:p>
          <text:p text:style-name="P30"><text:span text:style-name="T11">src/js/supabase/products.js</text:span><text:span text:style-name="T9"> (service layer)</text:span></text:p>
        </text:list-item>
        <text:list-item>
          <text:p text:style-name="P26"><text:span text:style-name="Strong_20_Emphasis"><text:span text:style-name="T1">Resumen:</text:span></text:span><text:span text:style-name="T2"> Fase 2 Catálogo completa (Admin + Buyer conectados a Supabase)</text:span></text:p>
        </text:list-item>
      </text:list>
      <text:p text:style-name="P15"><text:soft-page-break/>04-04-2026 6:49am</text:p>
      <text:p text:style-name="P15">----------------------------------------------------------------------------------------</text:p>
      <text:p text:style-name="P15"/>
      <text:p text:style-name="P17">con visual studio code+cline+ modelo gratis qwen 3.6 preview de open router</text:p>
      <text:p text:style-name="P17">04-04-2026 <text:s/>11:54am</text:p>
      <text:p text:style-name="P17"/>
      <text:p text:style-name="P35">Commit realizado exitosamente. Los cambios de la Fase 2 están guardados en git local:</text:p>
      <text:p text:style-name="P16"><text:span text:style-name="Source_20_Text"><text:span text:style-name="T6">[main 0a2f436] Fase 2 completada: Catálogo + Tasa desde Supabase</text:span></text:span></text:p>
      <text:p text:style-name="P16"><text:span text:style-name="Source_20_Text"><text:span text:style-name="T7"><text:s/></text:span></text:span><text:span text:style-name="Source_20_Text"><text:span text:style-name="T6">15 files changed, 1789 insertions(+), 101 deletions(-)</text:span></text:span></text:p>
      <text:p text:style-name="P17"/>
      <text:p text:style-name="P17">------------------------------------------------------------------------------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0:39:38.470951407</meta:creation-date>
    <dc:date>2026-04-04T11:55:14.547704782</dc:date>
    <meta:editing-duration>PT5H3M37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3" meta:paragraph-count="65" meta:word-count="377" meta:character-count="3113" meta:non-whitespace-character-count="2826"/>
  </office:meta>
</office:document-meta>
</file>